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.Arabic UI Display" svg:font-family="'.Arabic UI Display', Tahoma, 'Iranian Serif', 'Noto Naskh Arabic', 'Iranian Sans', 'DejaVu Sans', serif"/>
    <style:font-face style:name=".Arabic UI Text" svg:font-family="'.Arabic UI Text', Tahoma, 'Iranian Sans', 'Noto Sans Arabic', 'DejaVu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41in" style:rel-column-width="2280*"/>
    </style:style>
    <style:style style:name="Table1.C" style:family="table-column">
      <style:table-column-properties style:column-width="0.241in" style:rel-column-width="2281*"/>
    </style:style>
    <style:style style:name="Table1.D" style:family="table-column">
      <style:table-column-properties style:column-width="0.241in" style:rel-column-width="2282*"/>
    </style:style>
    <style:style style:name="Table1.E" style:family="table-column">
      <style:table-column-properties style:column-width="0.2417in" style:rel-column-width="2284*"/>
    </style:style>
    <style:style style:name="Table1.F" style:family="table-column">
      <style:table-column-properties style:column-width="0.2417in" style:rel-column-width="2285*"/>
    </style:style>
    <style:style style:name="Table1.G" style:family="table-column">
      <style:table-column-properties style:column-width="0.2417in" style:rel-column-width="2286*"/>
    </style:style>
    <style:style style:name="Table1.H" style:family="table-column">
      <style:table-column-properties style:column-width="0.241in" style:rel-column-width="2283*"/>
    </style:style>
    <style:style style:name="Table1.Q" style:family="table-column">
      <style:table-column-properties style:column-width="0.2417in" style:rel-column-width="2287*"/>
    </style:style>
    <style:style style:name="Table1.S" style:family="table-column">
      <style:table-column-properties style:column-width="0.2417in" style:rel-column-width="2289*"/>
    </style:style>
    <style:style style:name="Table1.U" style:family="table-column">
      <style:table-column-properties style:column-width="0.2417in" style:rel-column-width="2288*"/>
    </style:style>
    <style:style style:name="Table1.W" style:family="table-column">
      <style:table-column-properties style:column-width="0.1611in" style:rel-column-width="1525*"/>
    </style:style>
    <style:style style:name="Table1.Z" style:family="table-column">
      <style:table-column-properties style:column-width="0.1611in" style:rel-column-width="1524*"/>
    </style:style>
    <style:style style:name="Table1.a" style:family="table-column">
      <style:table-column-properties style:column-width="0.1611in" style:rel-column-width="1526*"/>
    </style:style>
    <style:style style:name="Table1.c" style:family="table-column">
      <style:table-column-properties style:column-width="0.1611in" style:rel-column-width="1527*"/>
    </style:style>
    <style:style style:name="Table1.f" style:family="table-column">
      <style:table-column-properties style:column-width="0.1625in" style:rel-column-width="1536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911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958in"/>
    </style:style>
    <style:style style:name="P1" style:family="paragraph" style:parent-style-name="Heading_20_2">
      <style:text-properties fo:font-variant="normal" fo:text-transform="none" fo:color="#000000" fo:font-size="10pt" fo:letter-spacing="normal" style:font-size-asian="10pt" style:font-name-complex=".Arabic UI Display" style:font-size-complex="10pt" style:font-style-complex="normal" style:font-weight-complex="normal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 style:writing-mode="rl-tb"/>
    </style:style>
    <style:style style:name="P4" style:family="paragraph" style:parent-style-name="Table_20_Contents">
      <style:paragraph-properties fo:text-align="center" style:justify-single-word="false" style:writing-mode="rl-tb"/>
      <style:text-properties officeooo:paragraph-rsid="000b17a3"/>
    </style:style>
    <style:style style:name="P5" style:family="paragraph" style:parent-style-name="Table_20_Contents">
      <style:paragraph-properties fo:text-align="center" style:justify-single-word="false" style:writing-mode="rl-tb"/>
      <style:text-properties officeooo:rsid="000b17a3" officeooo:paragraph-rsid="000b17a3"/>
    </style:style>
    <style:style style:name="P6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202122" fo:letter-spacing="normal" style:font-name-complex=".Arabic UI Text" style:font-size-complex="10.5pt" style:font-style-complex="normal" style:font-weight-complex="normal"/>
    </style:style>
    <style:style style:name="P7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202122" fo:letter-spacing="normal" style:font-name-complex=".Arabic UI Text" style:font-size-complex="6.5pt" style:font-style-complex="normal" style:font-weight-complex="normal"/>
    </style:style>
    <style:style style:name="P8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</style:style>
    <style:style style:name="T1" style:family="text">
      <style:text-properties fo:color="#0645ad" style:text-line-through-style="none" style:text-line-through-type="none" style:text-underline-style="none" style:text-blinking="false" fo:background-color="#ffffff" loext:char-shading-value="0" style:font-size-complex="6.5pt"/>
    </style:style>
    <style:style style:name="T2" style:family="text">
      <style:text-properties fo:color="#0645ad" style:text-underline-style="solid" style:text-underline-width="auto" style:text-underline-color="font-color" fo:background-color="#ffffff" loext:char-shading-value="0" style:font-size-complex="6.5pt"/>
    </style:style>
    <style:style style:name="T3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name-complex=".Arabic UI Text" style:font-size-complex="6.5pt" style:font-style-complex="normal" style:font-weight-complex="normal"/>
    </style:style>
    <style:style style:name="T4" style:family="text">
      <style:text-properties fo:font-variant="normal" fo:text-transform="none" fo:color="#0645ad" fo:letter-spacing="normal" style:text-underline-style="solid" style:text-underline-width="auto" style:text-underline-color="font-color" fo:background-color="#ffffff" loext:char-shading-value="0" style:font-name-complex=".Arabic UI Text" style:font-size-complex="6.5pt" style:font-style-complex="normal" style:font-weight-complex="normal"/>
    </style:style>
    <style:style style:name="T5" style:family="text">
      <style:text-properties fo:font-variant="normal" fo:text-transform="none" fo:color="#202122" fo:letter-spacing="normal" style:font-name-complex=".Arabic UI Text" style:font-size-complex="6.5pt" style:font-style-complex="normal" style:font-weight-complex="normal"/>
    </style:style>
    <style:style style:name="T6" style:family="text">
      <style:text-properties fo:font-variant="normal" fo:text-transform="none" fo:color="#202122" fo:letter-spacing="normal" style:font-size-complex="8pt"/>
    </style:style>
    <style:style style:name="T7" style:family="text">
      <style:text-properties fo:font-variant="normal" fo:text-transform="none" fo:color="#000000" fo:letter-spacing="normal" style:font-name-complex=".Arabic UI Display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F"/>
        <table:table-column table:style-name="Table1.G"/>
        <table:table-column table:style-name="Table1.F"/>
        <table:table-column table:style-name="Table1.G" table:number-columns-repeated="4"/>
        <table:table-column table:style-name="Table1.Q"/>
        <table:table-column table:style-name="Table1.G"/>
        <table:table-column table:style-name="Table1.S"/>
        <table:table-column table:style-name="Table1.G"/>
        <table:table-column table:style-name="Table1.U" table:number-columns-repeated="2"/>
        <table:table-column table:style-name="Table1.W" table:number-columns-repeated="3"/>
        <table:table-column table:style-name="Table1.Z"/>
        <table:table-column table:style-name="Table1.a"/>
        <table:table-column table:style-name="Table1.W"/>
        <table:table-column table:style-name="Table1.c"/>
        <table:table-column table:style-name="Table1.a"/>
        <table:table-column table:style-name="Table1.W"/>
        <table:table-column table:style-name="Table1.f"/>
        <table:table-row table:style-name="Table1.1">
          <table:table-cell table:style-name="Table1.A1" table:number-columns-spanned="31" office:value-type="string">
            <text:p text:style-name="P5"/>
            <text:p text:style-name="P5">انواع <text:span text:style-name="T7">سازوکار های دفاع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columns-spanned="8" office:value-type="string">
            <text:h text:style-name="P1" text:outline-level="2"><text:bookmark text:name="سازوکارهای_سطح_چهارم_یا_بلوغ_یافته"/>سازوکارهای سطح چهارم یا بلوغ یافته</text:h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11" office:value-type="string">
            <text:p text:style-name="P2"/>
            <text:h text:style-name="P1" text:outline-level="2"><text:bookmark text:name="سازوکارهای_دفاعی_سطح_سوم_یا_روان‌نژند"/>سازوکارهای دفاعی سطح سوم یا روان‌نژند</text:h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7" office:value-type="string">
            <text:h text:style-name="P1" text:outline-level="2"><text:bookmark text:name="سازوکارهای_سطح_دوم،_بلوغ_نیافته_یا_ناپخته"/>سازوکارهای سطح دوم، بلوغ نیافته یا ناپخته</text:h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h text:style-name="P1" text:outline-level="2"><text:bookmark text:name="سازوکارهای_سطح_نخست_یا_آسیب‌زا"/>سازوکارهای سطح نخست یا آسیب‌زا</text:h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3"/>
          </table:table-cell>
        </table:table-row>
        <table:table-row table:style-name="Table1.3">
          <table:table-cell table:style-name="Table1.A2" office:value-type="string">
            <text:p text:style-name="P7">لجندری</text:p>
          </table:table-cell>
          <table:table-cell table:style-name="Table1.A2" office:value-type="string">
            <text:p text:style-name="P6"><text:a xlink:type="simple" xlink:href="https://fa.wikipedia.org/wiki/سرکوب" text:style-name="Internet_20_link" text:visited-style-name="Visited_20_Internet_20_Link"><text:span text:style-name="T2">سرکوب</text:span></text:a></text:p>
          </table:table-cell>
          <table:table-cell table:style-name="Table1.A2" office:value-type="string">
            <text:p text:style-name="P6"><text:a xlink:type="simple" xlink:href="https://fa.wikipedia.org/wiki/والایش" text:style-name="Internet_20_link" text:visited-style-name="Visited_20_Internet_20_Link"><text:span text:style-name="T1">والایش</text:span></text:a></text:p>
          </table:table-cell>
          <table:table-cell table:style-name="Table1.A2" office:value-type="string">
            <text:p text:style-name="P7">درون‌فکنی</text:p>
          </table:table-cell>
          <table:table-cell table:style-name="Table1.A2" office:value-type="string">
            <text:p text:style-name="P7">همانندسازی</text:p>
          </table:table-cell>
          <table:table-cell table:style-name="Table1.A2" office:value-type="string">
            <text:p text:style-name="P8"><text:a xlink:type="simple" xlink:href="https://fa.wikipedia.org/wiki/شوخی" text:style-name="Internet_20_link" text:visited-style-name="Visited_20_Internet_20_Link"><text:span text:style-name="T3">شوخی</text:span></text:a><text:span text:style-name="T6"> </text:span><text:span text:style-name="T5">یا شوخ‌طبعی</text:span></text:p>
          </table:table-cell>
          <table:table-cell table:style-name="Table1.A2" office:value-type="string">
            <text:p text:style-name="P7">پیش‌بینی</text:p>
          </table:table-cell>
          <table:table-cell table:style-name="Table1.A2" office:value-type="string">
            <text:p text:style-name="P7">نوع دوستی</text:p>
          </table:table-cell>
          <table:table-cell table:style-name="Table1.A2" office:value-type="string">
            <text:p text:style-name="P7">گوشه‌گیری</text:p>
          </table:table-cell>
          <table:table-cell table:style-name="Table1.A2" office:value-type="string">
            <text:p text:style-name="P7">باطل‌سازی</text:p>
          </table:table-cell>
          <table:table-cell table:style-name="Table1.A2" office:value-type="string">
            <text:p text:style-name="P7">واپس رانی</text:p>
          </table:table-cell>
          <table:table-cell table:style-name="Table1.A2" office:value-type="string">
            <text:p text:style-name="P7">بازگشت یا واپس‌روی</text:p>
          </table:table-cell>
          <table:table-cell table:style-name="Table1.A2" office:value-type="string">
            <text:p text:style-name="P8"><text:a xlink:type="simple" xlink:href="https://fa.wikipedia.org/wiki/واکنش_وارونه" text:style-name="Internet_20_link" text:visited-style-name="Visited_20_Internet_20_Link"><text:span text:style-name="T3">واکنش وارونه</text:span></text:a><text:span text:style-name="T6"> </text:span><text:span text:style-name="T5">یا واکنش‌سازی</text:span></text:p>
          </table:table-cell>
          <table:table-cell table:style-name="Table1.A2" office:value-type="string">
            <text:p text:style-name="P7">دلیل‌تراشی</text:p>
          </table:table-cell>
          <table:table-cell table:style-name="Table1.A2" office:value-type="string">
            <text:p text:style-name="P8"><text:a xlink:type="simple" xlink:href="https://fa.wikipedia.org/wiki/جداسازی_(مکانیسم_دفاعی)" text:style-name="Internet_20_link" text:visited-style-name="Visited_20_Internet_20_Link"><text:span text:style-name="T3">جداسازی</text:span></text:a></text:p>
          </table:table-cell>
          <table:table-cell table:style-name="Table1.A2" office:value-type="string">
            <text:p text:style-name="P7">توجیه عقلی</text:p>
          </table:table-cell>
          <table:table-cell table:style-name="Table1.A2" office:value-type="string">
            <text:p text:style-name="P8"><text:a xlink:type="simple" xlink:href="https://fa.wikipedia.org/wiki/خودبیمارانگاری" text:style-name="Internet_20_link" text:visited-style-name="Visited_20_Internet_20_Link"><text:span text:style-name="T4">خودبیمارانگاری</text:span></text:a></text:p>
          </table:table-cell>
          <table:table-cell table:style-name="Table1.A2" office:value-type="string">
            <text:p text:style-name="P7">گسستگی</text:p>
          </table:table-cell>
          <table:table-cell table:style-name="Table1.A2" office:value-type="string">
            <text:p text:style-name="P8"><text:a xlink:type="simple" xlink:href="https://fa.wikipedia.org/wiki/جابه‌جایی_(روانکاوی)" text:style-name="Internet_20_link" text:visited-style-name="Visited_20_Internet_20_Link"><text:span text:style-name="T3">جابجایی</text:span></text:a></text:p>
          </table:table-cell>
          <table:table-cell table:style-name="Table1.A2" office:value-type="string">
            <text:p text:style-name="P7">جسمانی کردن</text:p>
          </table:table-cell>
          <table:table-cell table:style-name="Table1.A2" office:value-type="string">
            <text:p text:style-name="P7">همانندسازی فرافکنانه</text:p>
          </table:table-cell>
          <table:table-cell table:style-name="Table1.A2" office:value-type="string">
            <text:p text:style-name="P8"><text:a xlink:type="simple" xlink:href="https://fa.wikipedia.org/wiki/فرافکنی" text:style-name="Internet_20_link" text:visited-style-name="Visited_20_Internet_20_Link"><text:span text:style-name="T4">فرافکنی</text:span></text:a></text:p>
          </table:table-cell>
          <table:table-cell table:style-name="Table1.A2" office:value-type="string">
            <text:p text:style-name="P7">پرخاشگری انفعالی</text:p>
          </table:table-cell>
          <table:table-cell table:style-name="Table1.A2" office:value-type="string">
            <text:p text:style-name="P7">آرمانی ساختن</text:p>
          </table:table-cell>
          <table:table-cell table:style-name="Table1.A2" office:value-type="string">
            <text:p text:style-name="P8"><text:a xlink:type="simple" xlink:href="https://fa.wikipedia.org/wiki/خیال_پردازی" text:style-name="Internet_20_link" text:visited-style-name="Visited_20_Internet_20_Link"><text:span text:style-name="T3">خیال پردازی</text:span></text:a></text:p>
          </table:table-cell>
          <table:table-cell table:style-name="Table1.A2" office:value-type="string">
            <text:p text:style-name="P7">برون ریزی یا کنش‌نمایی</text:p>
          </table:table-cell>
          <table:table-cell table:style-name="Table1.A2" office:value-type="string">
            <text:p text:style-name="P7">تحریف</text:p>
          </table:table-cell>
          <table:table-cell table:style-name="Table1.A2" office:value-type="string">
            <text:p text:style-name="P7">پاره سازی</text:p>
          </table:table-cell>
          <table:table-cell table:style-name="Table1.A2" office:value-type="string">
            <text:p text:style-name="P8"><text:a xlink:type="simple" xlink:href="https://fa.wikipedia.org/wiki/انکار" text:style-name="Internet_20_link" text:visited-style-name="Visited_20_Internet_20_Link"><text:span text:style-name="T3">انکار</text:span></text:a></text:p>
          </table:table-cell>
          <table:table-cell table:style-name="Table1.A2" office:value-type="string">
            <text:p text:style-name="P7">تبدیل</text:p>
          </table:table-cell>
          <table:table-cell table:style-name="Table1.A2" office:value-type="string">
            <text:p text:style-name="P7">فرافکنی هذیانی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ختلالات اضطرابی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ختلالات روانپری<text:soft-page-break/>شی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ختلالات شبه جسمی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ختلالات ناشی از مصرف مواد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خ<text:soft-page-break/>تلالات خوردن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ختلالات خواب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ختلالات شخصیت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ختلالا<text:soft-page-break/>ت انطباقی انطباقی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ختلالات روان تنی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کنترل تکانه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<text:soft-page-break/>ختلالات جنسی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اختلالات شناختی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خود نگار پنداری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.Arabic UI Display" svg:font-family="'.Arabic UI Display', Tahoma, 'Iranian Serif', 'Noto Naskh Arabic', 'Iranian Sans', 'DejaVu Sans', serif"/>
    <style:font-face style:name=".Arabic UI Text" svg:font-family="'.Arabic UI Text', Tahoma, 'Iranian Sans', 'Noto Sans Arabic', 'DejaVu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8:53:12.458864048</meta:creation-date>
    <dc:date>2021-08-28T19:02:26.487253532</dc:date>
    <meta:editing-duration>PT9M15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5" meta:paragraph-count="49" meta:word-count="112" meta:character-count="698" meta:non-whitespace-character-count="635"/>
  </office:meta>
</office:document-meta>
</file>